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C800000279757FBFC66DE1FF72.png" manifest:media-type="image/png"/>
  <manifest:file-entry manifest:full-path="Pictures/1001900600002F1700004167E8DF1512B0A5BBC4.svg" manifest:media-type="image/svg+xml"/>
  <manifest:file-entry manifest:full-path="Pictures/100007E40000B1400000E49EAE339B77B1D5BF66.svg" manifest:media-type="image/svg+xml"/>
  <manifest:file-entry manifest:full-path="Pictures/100002010000026F0000032304A0F284985B120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 Condensed" svg:font-family="'DejaVu Sans Condensed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  <style:font-face style:name="Reforma 2018 Gris" svg:font-family="'Reforma 2018 Gri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opacity="0%" draw:textarea-horizontal-align="justify" draw:textarea-vertical-align="middle" draw:auto-grow-height="false" fo:min-height="25.69cm" fo:min-width="3.691cm" draw:shadow-opacity="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color="#000000" svg:stroke-linecap="round" draw:fill="solid" draw:fill-color="#ffffff" draw:opacity="50%" draw:textarea-horizontal-align="justify" draw:textarea-vertical-align="middle" draw:auto-grow-height="false" fo:min-height="1.782cm" fo:min-width="3.056cm" draw:shadow-opacity="50%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2.798cm" fo:min-width="2.802cm" draw:shadow-opacity="50%"/>
    </style:style>
    <style:style style:name="P1" style:family="paragraph">
      <loext:graphic-properties draw:fill="solid" draw:fill-color="#ffffff"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50%"/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 draw:opacity="50%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5.94cm" svg:x="5.6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5.94cm" svg:x="10.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5.94cm" svg:x="14.8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09cm" svg:height="1.052cm" svg:x="2.085cm" svg:y="1.218cm">
          <draw:text-box>
            <text:p>User</text:p>
          </draw:text-box>
        </draw:frame>
        <draw:frame draw:style-name="gr2" draw:text-style-name="P2" draw:layer="layout" svg:width="4.524cm" svg:height="1.052cm" svg:x="5.466cm" svg:y="1.218cm">
          <draw:text-box>
            <text:p>User Collection</text:p>
          </draw:text-box>
        </draw:frame>
        <draw:frame draw:style-name="gr2" draw:text-style-name="P2" draw:layer="layout" svg:width="3.838cm" svg:height="1.052cm" svg:x="10.37cm" svg:y="1.218cm">
          <draw:text-box>
            <text:p>Regular Role</text:p>
          </draw:text-box>
        </draw:frame>
        <draw:frame draw:style-name="gr2" draw:text-style-name="P2" draw:layer="layout" svg:width="3.707cm" svg:height="1.052cm" svg:x="15.097cm" svg:y="1.254cm">
          <draw:text-box>
            <text:p>Permissions</text:p>
          </draw:text-box>
        </draw:frame>
        <draw:line draw:style-name="gr3" draw:text-style-name="P3" draw:layer="layout" svg:x1="1cm" svg:y1="2.27cm" svg:x2="19.034cm" svg:y2="2.27cm">
          <text:p/>
        </draw:line>
        <draw:frame draw:style-name="gr4" draw:text-style-name="P4" draw:layer="layout" svg:width="1.967cm" svg:height="2.537cm" svg:x="1.954cm" svg:y="2.905cm">
          <draw:image xlink:href="Pictures/100007E40000B1400000E49EAE339B77B1D5BF66.svg" xlink:type="simple" xlink:show="embed" xlink:actuate="onLoad" loext:mime-type="image/svg+xml">
            <text:p/>
          </draw:image>
          <draw:image xlink:href="Pictures/100002010000026F0000032304A0F284985B1208.png" xlink:type="simple" xlink:show="embed" xlink:actuate="onLoad" loext:mime-type="image/png"/>
        </draw:frame>
        <draw:g>
          <draw:frame draw:style-name="gr4" draw:text-style-name="P4" draw:layer="layout" svg:width="1.278cm" svg:height="1.648cm" svg:x="6.28cm" svg:y="2.781cm">
            <draw:image xlink:href="Pictures/100007E40000B1400000E49EAE339B77B1D5BF66.svg" xlink:type="simple" xlink:show="embed" xlink:actuate="onLoad" loext:mime-type="image/svg+xml">
              <text:p/>
            </draw:image>
            <draw:image xlink:href="Pictures/100002010000026F0000032304A0F284985B1208.png" xlink:type="simple" xlink:show="embed" xlink:actuate="onLoad" loext:mime-type="image/png"/>
          </draw:frame>
          <draw:frame draw:style-name="gr4" draw:text-style-name="P4" draw:layer="layout" svg:width="1.278cm" svg:height="1.648cm" svg:x="7.78cm" svg:y="2.781cm">
            <draw:image xlink:href="Pictures/100007E40000B1400000E49EAE339B77B1D5BF66.svg" xlink:type="simple" xlink:show="embed" xlink:actuate="onLoad" loext:mime-type="image/svg+xml">
              <text:p/>
            </draw:image>
            <draw:image xlink:href="Pictures/100002010000026F0000032304A0F284985B1208.png" xlink:type="simple" xlink:show="embed" xlink:actuate="onLoad" loext:mime-type="image/png"/>
          </draw:frame>
          <draw:custom-shape draw:style-name="gr5" draw:text-style-name="P5" draw:layer="layout" svg:width="3.556cm" svg:height="2.032cm" svg:x="5.926cm" svg:y="2.65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4" draw:layer="layout" svg:width="1.278cm" svg:height="1.648cm" svg:x="6.28cm" svg:y="5.981cm">
            <draw:image xlink:href="Pictures/100007E40000B1400000E49EAE339B77B1D5BF66.svg" xlink:type="simple" xlink:show="embed" xlink:actuate="onLoad" loext:mime-type="image/svg+xml">
              <text:p/>
            </draw:image>
            <draw:image xlink:href="Pictures/100002010000026F0000032304A0F284985B1208.png" xlink:type="simple" xlink:show="embed" xlink:actuate="onLoad" loext:mime-type="image/png"/>
          </draw:frame>
          <draw:frame draw:style-name="gr4" draw:text-style-name="P4" draw:layer="layout" svg:width="1.278cm" svg:height="1.648cm" svg:x="7.78cm" svg:y="5.981cm">
            <draw:image xlink:href="Pictures/100007E40000B1400000E49EAE339B77B1D5BF66.svg" xlink:type="simple" xlink:show="embed" xlink:actuate="onLoad" loext:mime-type="image/svg+xml">
              <text:p/>
            </draw:image>
            <draw:image xlink:href="Pictures/100002010000026F0000032304A0F284985B1208.png" xlink:type="simple" xlink:show="embed" xlink:actuate="onLoad" loext:mime-type="image/png"/>
          </draw:frame>
          <draw:custom-shape draw:style-name="gr5" draw:text-style-name="P5" draw:layer="layout" svg:width="3.556cm" svg:height="2.032cm" svg:x="5.926cm" svg:y="5.85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4" draw:layer="layout" svg:width="1.278cm" svg:height="1.648cm" svg:x="6.28cm" svg:y="8.981cm">
            <draw:image xlink:href="Pictures/100007E40000B1400000E49EAE339B77B1D5BF66.svg" xlink:type="simple" xlink:show="embed" xlink:actuate="onLoad" loext:mime-type="image/svg+xml">
              <text:p/>
            </draw:image>
            <draw:image xlink:href="Pictures/100002010000026F0000032304A0F284985B1208.png" xlink:type="simple" xlink:show="embed" xlink:actuate="onLoad" loext:mime-type="image/png"/>
          </draw:frame>
          <draw:frame draw:style-name="gr4" draw:text-style-name="P4" draw:layer="layout" svg:width="1.278cm" svg:height="1.648cm" svg:x="7.78cm" svg:y="8.981cm">
            <draw:image xlink:href="Pictures/100007E40000B1400000E49EAE339B77B1D5BF66.svg" xlink:type="simple" xlink:show="embed" xlink:actuate="onLoad" loext:mime-type="image/svg+xml">
              <text:p/>
            </draw:image>
            <draw:image xlink:href="Pictures/100002010000026F0000032304A0F284985B1208.png" xlink:type="simple" xlink:show="embed" xlink:actuate="onLoad" loext:mime-type="image/png"/>
          </draw:frame>
          <draw:custom-shape draw:style-name="gr5" draw:text-style-name="P5" draw:layer="layout" svg:width="3.556cm" svg:height="2.032cm" svg:x="5.926cm" svg:y="8.85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4" draw:layer="layout" svg:width="1.278cm" svg:height="1.648cm" svg:x="6.28cm" svg:y="11.981cm">
            <draw:image xlink:href="Pictures/100007E40000B1400000E49EAE339B77B1D5BF66.svg" xlink:type="simple" xlink:show="embed" xlink:actuate="onLoad" loext:mime-type="image/svg+xml">
              <text:p/>
            </draw:image>
            <draw:image xlink:href="Pictures/100002010000026F0000032304A0F284985B1208.png" xlink:type="simple" xlink:show="embed" xlink:actuate="onLoad" loext:mime-type="image/png"/>
          </draw:frame>
          <draw:frame draw:style-name="gr4" draw:text-style-name="P4" draw:layer="layout" svg:width="1.278cm" svg:height="1.648cm" svg:x="7.78cm" svg:y="11.981cm">
            <draw:image xlink:href="Pictures/100007E40000B1400000E49EAE339B77B1D5BF66.svg" xlink:type="simple" xlink:show="embed" xlink:actuate="onLoad" loext:mime-type="image/svg+xml">
              <text:p/>
            </draw:image>
            <draw:image xlink:href="Pictures/100002010000026F0000032304A0F284985B1208.png" xlink:type="simple" xlink:show="embed" xlink:actuate="onLoad" loext:mime-type="image/png"/>
          </draw:frame>
          <draw:custom-shape draw:style-name="gr5" draw:text-style-name="P5" draw:layer="layout" svg:width="3.556cm" svg:height="2.032cm" svg:x="5.926cm" svg:y="11.851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7" draw:layer="layout" svg:width="2.496cm" svg:height="0.78cm" svg:x="6.453cm" svg:y="4.664cm">
          <draw:text-box>
            <text:p text:style-name="P6"><text:span text:style-name="T1">User Group</text:span></text:p>
          </draw:text-box>
        </draw:frame>
        <draw:frame draw:style-name="gr2" draw:text-style-name="P7" draw:layer="layout" svg:width="2.771cm" svg:height="0.78cm" svg:x="6.353cm" svg:y="7.764cm">
          <draw:text-box>
            <text:p text:style-name="P6"><text:span text:style-name="T1">Organization</text:span></text:p>
          </draw:text-box>
        </draw:frame>
        <draw:frame draw:style-name="gr2" draw:text-style-name="P7" draw:layer="layout" svg:width="1.179cm" svg:height="0.78cm" svg:x="7.153cm" svg:y="10.864cm">
          <draw:text-box>
            <text:p text:style-name="P6"><text:span text:style-name="T1">Site</text:span></text:p>
          </draw:text-box>
        </draw:frame>
        <draw:frame draw:style-name="gr2" draw:text-style-name="P7" draw:layer="layout" svg:width="2.085cm" svg:height="0.78cm" svg:x="6.653cm" svg:y="13.764cm">
          <draw:text-box>
            <text:p text:style-name="P6"><text:span text:style-name="T1">Segment</text:span></text:p>
          </draw:text-box>
        </draw:frame>
        <draw:frame draw:style-name="gr6" draw:text-style-name="P4" draw:layer="layout" svg:width="1.501cm" svg:height="2.085cm" svg:x="11.34cm" svg:y="2.446cm">
          <draw:image xlink:href="Pictures/1001900600002F1700004167E8DF1512B0A5BBC4.svg" xlink:type="simple" xlink:show="embed" xlink:actuate="onLoad" loext:mime-type="image/svg+xml">
            <text:p/>
          </draw:image>
          <draw:image xlink:href="Pictures/10000201000001C800000279757FBFC66DE1FF72.png" xlink:type="simple" xlink:show="embed" xlink:actuate="onLoad" loext:mime-type="image/png"/>
        </draw:frame>
        <draw:frame draw:style-name="gr2" draw:text-style-name="P7" draw:layer="layout" svg:width="4.579cm" svg:height="0.78cm" svg:x="10.053cm" svg:y="4.664cm">
          <draw:text-box>
            <text:p text:style-name="P6"><text:span text:style-name="T1">Message Boards Admin</text:span></text:p>
          </draw:text-box>
        </draw:frame>
        <draw:custom-shape draw:style-name="gr7" draw:text-style-name="P9" draw:layer="layout" svg:width="3.302cm" svg:height="3.048cm" svg:x="15.097cm" svg:y="2.524cm">
          <text:p text:style-name="P8"><text:span text:style-name="T1">Add Categories</text:span></text:p>
          <text:p text:style-name="P8"><text:span text:style-name="T1">Add Threads</text:span></text:p>
          <text:p text:style-name="P8"><text:span text:style-name="T1">Ban Us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 Condensed" svg:font-family="'DejaVu Sans Condensed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  <style:font-face style:name="Reforma 2018 Gris" svg:font-family="'Reforma 2018 Gri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Reforma 2018 Gris" style:font-family-asian="'Reforma 2018 Gris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2T15:23:29.653014280</meta:creation-date>
    <dc:date>2020-04-22T16:23:31.683785866</dc:date>
    <meta:editing-duration>PT9M22S</meta:editing-duration>
    <meta:editing-cycles>2</meta:editing-cycles>
    <meta:generator>LibreOffice/6.4.3.2$Linux_X86_64 LibreOffice_project/40$Build-2</meta:generator>
    <meta:document-statistic meta:object-count="33"/>
  </office:meta>
</office:document-meta>
</file>